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3" draw:layer="layout" svg:width="6cm" svg:height="1.5cm" svg:x="2cm" svg:y="17.5cm">
          <text:p text:style-name="P1">Пользовательская </text:p>
          <text:p text:style-name="P1">программа</text:p>
        </draw:rect>
        <draw:rect draw:style-name="gr1" draw:text-style-name="P1" draw:id="id1" draw:layer="layout" svg:width="5cm" svg:height="1.5cm" svg:x="1cm" svg:y="13cm">
          <text:p text:style-name="P1">Маршрутизатор </text:p>
          <text:p text:style-name="P1">или хаб</text:p>
        </draw:rect>
        <draw:rect draw:style-name="gr1" draw:text-style-name="P1" draw:id="id5" draw:layer="layout" svg:width="2.5cm" svg:height="1.5cm" svg:x="9cm" svg:y="13cm">
          <text:p text:style-name="P1">Камера</text:p>
          <text:p text:style-name="P1">IQ753</text:p>
        </draw:rect>
        <draw:rect draw:style-name="gr1" draw:text-style-name="P1" draw:id="id6" draw:layer="layout" svg:width="5.5cm" svg:height="1.5cm" svg:x="14.5cm" svg:y="16cm">
          <text:p text:style-name="P1">Преобразователь </text:p>
          <text:p text:style-name="P1">USB-COM</text:p>
        </draw:rect>
        <draw:rect draw:style-name="gr1" draw:text-style-name="P1" draw:id="id7" draw:layer="layout" svg:width="5.5cm" svg:height="1.5cm" svg:x="14.5cm" svg:y="19cm">
          <text:p text:style-name="P1">Преобразователь </text:p>
          <text:p text:style-name="P1">USB-COM</text:p>
        </draw:rect>
        <draw:rect draw:style-name="gr1" draw:text-style-name="P1" draw:id="id8" draw:layer="layout" svg:width="5.5cm" svg:height="1.5cm" svg:x="14.5cm" svg:y="22.5cm">
          <text:p text:style-name="P1">Наземная часть </text:p>
          <text:p text:style-name="P1">толщиномера</text:p>
        </draw:rect>
        <draw:rect draw:style-name="gr1" draw:text-style-name="P1" draw:id="id9" draw:layer="layout" svg:width="6.5cm" svg:height="1.5cm" svg:x="13.5cm" svg:y="25.5cm">
          <text:p text:style-name="P1">Программа работы </text:p>
          <text:p text:style-name="P1">с толщиномером.</text:p>
        </draw:rect>
        <draw:rect draw:style-name="gr1" draw:text-style-name="P1" draw:id="id4" draw:layer="layout" svg:width="9.5cm" svg:height="2.5cm" svg:x="1cm" svg:y="22cm">
          <text:p text:style-name="P1">Электронный блок контроля </text:p>
          <text:p text:style-name="P1">аппаратных средств </text:p>
          <text:p text:style-name="P1">управления (микроконтроллер)</text:p>
        </draw:rect>
        <draw:rect draw:style-name="gr1" draw:text-style-name="P1" draw:id="id2" draw:layer="layout" svg:width="5cm" svg:height="2cm" svg:x="1cm" svg:y="1cm">
          <text:p text:style-name="P1">Встроенная </text:p>
          <text:p text:style-name="P1">ЭВМ (Dir-320)</text:p>
        </draw:rect>
        <draw:rect draw:style-name="gr1" draw:text-style-name="P1" draw:id="id11" draw:layer="layout" svg:width="6cm" svg:height="2.5cm" svg:x="8cm" svg:y="3.5cm">
          <text:p text:style-name="P1">Электронный блок </text:p>
          <text:p text:style-name="P1">управления </text:p>
          <text:p text:style-name="P1">(микроконтроллер)</text:p>
        </draw:rect>
        <draw:rect draw:style-name="gr2" draw:text-style-name="P1" draw:id="id10" draw:layer="layout" svg:width="3.5cm" svg:height="1cm" svg:x="16.5cm" svg:y="6.5cm">
          <text:p text:style-name="P1">Двигатели</text:p>
        </draw:rect>
        <draw:rect draw:style-name="gr2" draw:text-style-name="P1" draw:id="id12" draw:layer="layout" svg:width="3.5cm" svg:height="1cm" svg:x="16.5cm" svg:y="5cm">
          <text:p text:style-name="P1">Датчики</text:p>
        </draw:rect>
        <draw:rect draw:style-name="gr2" draw:text-style-name="P1" draw:id="id13" draw:layer="layout" svg:width="3.5cm" svg:height="1cm" svg:x="16.5cm" svg:y="3.5cm">
          <text:p text:style-name="P1">Клапана</text:p>
        </draw:rect>
        <draw:rect draw:style-name="gr2" draw:text-style-name="P1" draw:id="id16" draw:layer="layout" svg:width="3cm" svg:height="1.5cm" svg:x="8cm" svg:y="7cm">
          <text:p text:style-name="P1">Камера </text:p>
          <text:p text:style-name="P1">IQA32NE</text:p>
        </draw:rect>
        <draw:rect draw:style-name="gr2" draw:text-style-name="P1" draw:id="id15" draw:layer="layout" svg:width="5.5cm" svg:height="2cm" svg:x="8cm" svg:y="1cm">
          <text:p text:style-name="P1">Преобразователь</text:p>
          <text:p text:style-name="P1">COM-USB</text:p>
        </draw:rect>
        <draw:rect draw:style-name="gr2" draw:text-style-name="P1" draw:id="id14" draw:layer="layout" svg:width="5.5cm" svg:height="2cm" svg:x="14.5cm" svg:y="1cm">
          <text:p text:style-name="P1">Датчик </text:p>
          <text:p text:style-name="P1">толщиномера</text:p>
        </draw:rect>
        <draw:connector draw:style-name="gr3" draw:text-style-name="P1" draw:layer="layout" draw:type="lines" svg:x1="3.5cm" svg:y1="13cm" svg:x2="3.5cm" svg:y2="3cm" draw:start-shape="id1" draw:end-shape="id2" svg:d="m3500 13000v-501-8998-501">
          <text:p/>
        </draw:connector>
        <draw:connector draw:style-name="gr3" draw:text-style-name="P1" draw:layer="layout" draw:type="lines" svg:x1="5cm" svg:y1="19cm" svg:x2="5.75cm" svg:y2="22cm" draw:start-shape="id3" draw:end-shape="id4" svg:d="m5000 19000v501l750 1998v501">
          <text:p/>
        </draw:connector>
        <draw:connector draw:style-name="gr3" draw:text-style-name="P1" draw:layer="layout" draw:type="lines" svg:x1="5cm" svg:y1="17.5cm" svg:x2="3.5cm" svg:y2="14.5cm" draw:start-shape="id3" draw:end-shape="id1" svg:d="m5000 17500v-501l-1500-1998v-501">
          <text:p/>
        </draw:connector>
        <draw:connector draw:style-name="gr3" draw:text-style-name="P1" draw:layer="layout" draw:type="lines" svg:x1="6cm" svg:y1="13.75cm" svg:x2="9cm" svg:y2="13.75cm" draw:start-shape="id1" draw:end-shape="id5" svg:d="m6000 13750h501 1998 501">
          <text:p/>
        </draw:connector>
        <draw:connector draw:style-name="gr3" draw:text-style-name="P1" draw:layer="layout" draw:type="lines" svg:x1="8cm" svg:y1="18.25cm" svg:x2="14.5cm" svg:y2="16.75cm" draw:start-shape="id3" draw:end-shape="id6" svg:d="m8000 18250h501l5498-1500h501">
          <text:p/>
        </draw:connector>
        <draw:connector draw:style-name="gr3" draw:text-style-name="P1" draw:layer="layout" draw:type="lines" svg:x1="17.25cm" svg:y1="17.5cm" svg:x2="17.25cm" svg:y2="19cm" draw:start-shape="id6" draw:end-shape="id7" svg:d="m17250 17500v501 498 501">
          <text:p/>
        </draw:connector>
        <draw:connector draw:style-name="gr3" draw:text-style-name="P1" draw:layer="layout" draw:type="lines" svg:x1="17.25cm" svg:y1="20.5cm" svg:x2="17.25cm" svg:y2="22.5cm" draw:start-shape="id7" draw:end-shape="id8" svg:d="m17250 20500v501 998 501">
          <text:p/>
        </draw:connector>
        <draw:connector draw:style-name="gr3" draw:text-style-name="P1" draw:layer="layout" draw:type="lines" svg:x1="17.25cm" svg:y1="24cm" svg:x2="16.75cm" svg:y2="25.5cm" draw:start-shape="id8" draw:end-shape="id9" svg:d="m17250 24000v501l-500 498v501">
          <text:p/>
        </draw:connector>
        <draw:connector draw:style-name="gr3" draw:text-style-name="P1" draw:layer="layout" draw:type="lines" svg:x1="16.5cm" svg:y1="7cm" svg:x2="14cm" svg:y2="4.75cm" draw:start-shape="id10" draw:end-shape="id11" svg:d="m16500 7000h-501l-1498-2250h-501">
          <text:p/>
        </draw:connector>
        <draw:connector draw:style-name="gr3" draw:text-style-name="P1" draw:layer="layout" draw:type="lines" svg:x1="16.5cm" svg:y1="5.5cm" svg:x2="14cm" svg:y2="4.75cm" draw:start-shape="id12" draw:end-shape="id11" svg:d="m16500 5500h-501l-1498-750h-501">
          <text:p/>
        </draw:connector>
        <draw:connector draw:style-name="gr3" draw:text-style-name="P1" draw:layer="layout" draw:type="lines" svg:x1="16.5cm" svg:y1="4cm" svg:x2="14cm" svg:y2="4.75cm" draw:start-shape="id13" draw:end-shape="id11" svg:d="m16500 4000h-501l-1498 750h-501">
          <text:p/>
        </draw:connector>
        <draw:connector draw:style-name="gr3" draw:text-style-name="P1" draw:layer="layout" draw:type="lines" svg:x1="14.5cm" svg:y1="2cm" svg:x2="13.5cm" svg:y2="2cm" draw:start-shape="id14" draw:end-shape="id15" svg:d="m14500 2000h-501 2-501">
          <text:p/>
        </draw:connector>
        <draw:connector draw:style-name="gr3" draw:text-style-name="P1" draw:layer="layout" draw:type="lines" svg:x1="8cm" svg:y1="4.75cm" svg:x2="6cm" svg:y2="2cm" draw:start-shape="id11" draw:end-shape="id2" svg:d="m8000 4750h-501l-998-2750h-501">
          <text:p/>
        </draw:connector>
        <draw:connector draw:style-name="gr3" draw:text-style-name="P1" draw:layer="layout" draw:type="lines" svg:x1="8cm" svg:y1="7.75cm" svg:x2="6cm" svg:y2="2cm" draw:start-shape="id16" draw:end-shape="id2" svg:d="m8000 7750h-501l-998-5750h-501">
          <text:p/>
        </draw:connector>
        <draw:connector draw:style-name="gr3" draw:text-style-name="P1" draw:layer="layout" draw:type="lines" svg:x1="8cm" svg:y1="2cm" svg:x2="6cm" svg:y2="2cm" draw:start-shape="id15" draw:end-shape="id2" svg:d="m8000 2000h-501-998-501">
          <text:p/>
        </draw:connector>
        <draw:rect draw:style-name="gr2" draw:text-style-name="P1" draw:id="id17" draw:layer="layout" svg:width="3.5cm" svg:height="1cm" svg:x="1cm" svg:y="27.5cm">
          <text:p text:style-name="P1">Джойстики</text:p>
        </draw:rect>
        <draw:rect draw:style-name="gr2" draw:text-style-name="P1" draw:id="id18" draw:layer="layout" svg:width="2.5cm" svg:height="1cm" svg:x="7cm" svg:y="27.5cm">
          <text:p text:style-name="P1">Кнопки</text:p>
        </draw:rect>
        <draw:connector draw:style-name="gr3" draw:text-style-name="P1" draw:layer="layout" draw:type="lines" svg:x1="5.75cm" svg:y1="24.5cm" svg:x2="4.5cm" svg:y2="28cm" draw:start-shape="id4" draw:end-shape="id17" svg:d="m5750 24500v501l-749 2999h-501">
          <text:p/>
        </draw:connector>
        <draw:connector draw:style-name="gr3" draw:text-style-name="P1" draw:layer="layout" draw:type="lines" svg:x1="5.75cm" svg:y1="24.5cm" svg:x2="7cm" svg:y2="28cm" draw:start-shape="id4" draw:end-shape="id18" draw:end-glue-point="3" svg:d="m5750 24500v501l749 2999h501">
          <text:p/>
        </draw:connector>
        <draw:line draw:style-name="gr4" draw:text-style-name="P1" draw:layer="layout" svg:x1="1cm" svg:y1="12cm" svg:x2="20cm" svg:y2="12cm">
          <text:p/>
        </draw:line>
        <draw:frame draw:style-name="gr5" draw:layer="layout" svg:width="5.066cm" svg:height="0.963cm" svg:x="14.934cm" svg:y="10.5cm">
          <draw:text-box>
            <text:p>Бортовая часть</text:p>
          </draw:text-box>
        </draw:frame>
        <draw:frame draw:style-name="gr5" draw:layer="layout" svg:width="5.832cm" svg:height="0.963cm" svg:x="14.168cm" svg:y="12.5cm">
          <draw:text-box>
            <text:p>Пульт управлен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 a</meta:initial-creator>
    <meta:creation-date>2012-03-30T11:22:43.77</meta:creation-date>
    <dc:date>2012-03-30T12:05:40.87</dc:date>
    <dc:creator>a a</dc:creator>
    <meta:editing-duration>PT00H42M55S</meta:editing-duration>
    <meta:editing-cycles>8</meta:editing-cycles>
    <meta:generator>OpenOffice.org/3.2$Win32 OpenOffice.org_project/320m12$Build-9483</meta:generator>
    <meta:document-statistic meta:object-count="38"/>
  </office:meta>
</office:document-meta>
</file>